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bottom"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style:vertical-align="bottom"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59ff" officeooo:paragraph-rsid="001959ff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59ff" officeooo:paragraph-rsid="001959ff" style:font-weight-asian="bold" style:font-weight-complex="bold"/>
    </style:style>
    <style:style style:name="P3" style:family="paragraph" style:parent-style-name="Standard">
      <style:text-properties officeooo:rsid="0019dce2" officeooo:paragraph-rsid="0019dce2"/>
    </style:style>
    <style:style style:name="P4" style:family="paragraph" style:parent-style-name="Table_20_Contents">
      <style:text-properties officeooo:rsid="001b6dca" officeooo:paragraph-rsid="001b6dca"/>
    </style:style>
    <style:style style:name="P5" style:family="paragraph" style:parent-style-name="Table_20_Contents">
      <style:text-properties officeooo:rsid="001cba94" officeooo:paragraph-rsid="001cba94"/>
    </style:style>
    <style:style style:name="P6" style:family="paragraph" style:parent-style-name="Table_20_Contents">
      <style:text-properties officeooo:rsid="001daa7c" officeooo:paragraph-rsid="001daa7c"/>
    </style:style>
    <style:style style:name="P7" style:family="paragraph" style:parent-style-name="Table_20_Contents">
      <style:text-properties fo:font-weight="bold" officeooo:rsid="0019dce2" officeooo:paragraph-rsid="001a08d0" style:font-weight-asian="bold" style:font-weight-complex="bold"/>
    </style:style>
    <style:style style:name="P8" style:family="paragraph" style:parent-style-name="Table_20_Contents">
      <style:text-properties fo:font-weight="bold" officeooo:rsid="0019dce2" officeooo:paragraph-rsid="0019dce2" style:font-weight-asian="bold" style:font-weight-complex="bold"/>
    </style:style>
    <style:style style:name="P9" style:family="paragraph" style:parent-style-name="Table_20_Contents">
      <style:text-properties fo:font-weight="bold" officeooo:rsid="001a08d0" officeooo:paragraph-rsid="001a08d0" style:font-weight-asian="bold" style:font-weight-complex="bold"/>
    </style:style>
    <style:style style:name="P10" style:family="paragraph" style:parent-style-name="Standard">
      <style:text-properties officeooo:rsid="0019dce2" officeooo:paragraph-rsid="0019dce2"/>
    </style:style>
    <style:style style:name="P11" style:family="paragraph" style:parent-style-name="Standard">
      <style:text-properties officeooo:rsid="0019dce2" officeooo:paragraph-rsid="001f5725"/>
    </style:style>
    <style:style style:name="P12" style:family="paragraph" style:parent-style-name="Standard">
      <style:text-properties officeooo:paragraph-rsid="001f5725"/>
    </style:style>
    <style:style style:name="P13" style:family="paragraph" style:parent-style-name="Standard">
      <style:text-properties officeooo:paragraph-rsid="0020e131"/>
    </style:style>
    <style:style style:name="P14" style:family="paragraph" style:parent-style-name="Table_20_Contents">
      <style:text-properties fo:font-weight="bold" officeooo:rsid="001a08d0" officeooo:paragraph-rsid="0019dce2" style:font-weight-asian="bold" style:font-weight-complex="bold"/>
    </style:style>
    <style:style style:name="P15" style:family="paragraph" style:parent-style-name="Table_20_Contents">
      <style:text-properties fo:font-weight="bold" officeooo:rsid="001a08d0" officeooo:paragraph-rsid="001f5725" style:font-weight-asian="bold" style:font-weight-complex="bold"/>
    </style:style>
    <style:style style:name="P16" style:family="paragraph" style:parent-style-name="Table_20_Contents">
      <style:text-properties fo:font-weight="bold" officeooo:rsid="0019dce2" officeooo:paragraph-rsid="001f5725" style:font-weight-asian="bold" style:font-weight-complex="bold"/>
    </style:style>
    <style:style style:name="P17" style:family="paragraph" style:parent-style-name="Table_20_Contents">
      <style:text-properties officeooo:rsid="001a08d0" officeooo:paragraph-rsid="001f5725"/>
    </style:style>
    <style:style style:name="P18" style:family="paragraph" style:parent-style-name="Table_20_Contents">
      <style:text-properties officeooo:rsid="001a08d0" officeooo:paragraph-rsid="001a08d0"/>
    </style:style>
    <style:style style:name="P19" style:family="paragraph" style:parent-style-name="Table_20_Contents">
      <style:text-properties officeooo:rsid="001b6dca" officeooo:paragraph-rsid="001f5725"/>
    </style:style>
    <style:style style:name="P20" style:family="paragraph" style:parent-style-name="Table_20_Contents">
      <style:text-properties officeooo:rsid="001b6dca" officeooo:paragraph-rsid="001b6dca"/>
    </style:style>
    <style:style style:name="P21" style:family="paragraph" style:parent-style-name="Table_20_Contents">
      <style:text-properties officeooo:rsid="001f5725" officeooo:paragraph-rsid="001f5725"/>
    </style:style>
    <style:style style:name="P22" style:family="paragraph" style:parent-style-name="Table_20_Contents">
      <style:text-properties officeooo:rsid="001daa7c" officeooo:paragraph-rsid="001f5725"/>
    </style:style>
    <style:style style:name="P23" style:family="paragraph" style:parent-style-name="Table_20_Contents">
      <style:text-properties officeooo:paragraph-rsid="001f5725"/>
    </style:style>
    <style:style style:name="P24" style:family="paragraph" style:parent-style-name="Table_20_Contents">
      <style:text-properties officeooo:rsid="0020e131" officeooo:paragraph-rsid="0020e131"/>
    </style:style>
    <style:style style:name="T1" style:family="text">
      <style:text-properties officeooo:rsid="001a08d0"/>
    </style:style>
    <style:style style:name="T2" style:family="text">
      <style:text-properties officeooo:rsid="001b6dca"/>
    </style:style>
    <style:style style:name="T3" style:family="text">
      <style:text-properties officeooo:rsid="001f5725"/>
    </style:style>
    <style:style style:name="T4" style:family="text">
      <style:text-properties officeooo:rsid="0020e13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iempos</text:p>
      <text:p text:style-name="P1">Odd -Event -Sort : <text:s/>similar <text:s/>a Bublesort </text:p>
      <text:p text:style-name="P1"><draw:frame draw:style-name="fr1" draw:name="Objeto1" text:anchor-type="paragraph" svg:x="1.489cm" svg:y="0.445cm" svg:width="12.615cm" svg:height="2.184cm" draw:z-index="0"><draw:object xlink:href="./Object 1" xlink:type="simple" xlink:show="embed" xlink:actuate="onLoad"/><draw:image xlink:href="./ObjectReplacements/Object 1" xlink:type="simple" xlink:show="embed" xlink:actuate="onLoad"/></draw:frame> <text:s text:c="27"/></text:p>
      <text:p text:style-name="P1"><text:s text:c="29"/></text:p>
      <text:p text:style-name="P1"/>
      <text:p text:style-name="P1"><text:s text:c="28"/></text:p>
      <text:p text:style-name="P1"/>
      <text:p text:style-name="P1"><draw:frame draw:style-name="fr1" draw:name="Objeto2" text:anchor-type="paragraph" svg:x="1.575cm" svg:y="0.482cm" svg:width="12.642cm" svg:height="2.17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s text:c="13"/></text:p>
      <text:p text:style-name="P1"><text:s text:c="15"/></text:p>
      <text:p text:style-name="P1"/>
      <text:p text:style-name="P1"/>
      <text:p text:style-name="P1"/>
      <text:p text:style-name="P3">Matrix-vector :multiplicacion matriz por vector </text:p>
      <text:p text:style-name="P3"/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8"/>
          </table:table-cell>
          <table:table-cell table:style-name="Tabla1.B1" table:number-columns-spanned="3" office:value-type="string">
            <text:p text:style-name="P14">Dimensión de matriz </text:p>
          </table:table-cell>
          <table:covered-table-cell/>
          <table:covered-table-cell/>
        </table:table-row>
        <table:table-row>
          <table:table-cell table:style-name="Tabla1.C5" office:value-type="string">
            <text:p text:style-name="P7">Thresds </text:p>
          </table:table-cell>
          <table:table-cell table:style-name="Tabla1.C5" office:value-type="string">
            <text:p text:style-name="P8">8 000 00<text:span text:style-name="T3">0</text:span>X8</text:p>
          </table:table-cell>
          <table:table-cell table:style-name="Tabla1.C5" office:value-type="string">
            <text:p text:style-name="P7">8 00<text:span text:style-name="T1">x</text:span>8 00</text:p>
          </table:table-cell>
          <table:table-cell table:style-name="Tabla1.D5" office:value-type="string">
            <text:p text:style-name="P9">8x80<text:span text:style-name="T2">0 </text:span>000</text:p>
          </table:table-cell>
        </table:table-row>
        <table:table-row>
          <table:table-cell table:style-name="Tabla1.C5" office:value-type="string">
            <text:p text:style-name="P18"><text:s text:c="14"/>1</text:p>
          </table:table-cell>
          <table:table-cell table:style-name="Tabla1.C5" office:value-type="string">
            <text:p text:style-name="P4">0.004629</text:p>
          </table:table-cell>
          <table:table-cell table:style-name="Tabla1.C5" office:value-type="string">
            <text:p text:style-name="P5">0.004259</text:p>
          </table:table-cell>
          <table:table-cell table:style-name="Tabla1.D5" office:value-type="string">
            <text:p text:style-name="P5">0.004278</text:p>
          </table:table-cell>
        </table:table-row>
        <table:table-row>
          <table:table-cell table:style-name="Tabla1.C5" office:value-type="string">
            <text:p text:style-name="Table_20_Contents"><text:s text:c="14"/><text:span text:style-name="T1">2</text:span></text:p>
          </table:table-cell>
          <table:table-cell table:style-name="Tabla1.C5" office:value-type="string">
            <text:p text:style-name="P4">0.002599</text:p>
          </table:table-cell>
          <table:table-cell table:style-name="Tabla1.C5" office:value-type="string">
            <text:p text:style-name="P5">0.002502 </text:p>
          </table:table-cell>
          <table:table-cell table:style-name="Tabla1.D5" office:value-type="string">
            <text:p text:style-name="P6">0.003123</text:p>
          </table:table-cell>
        </table:table-row>
        <table:table-row>
          <table:table-cell table:style-name="Tabla1.C5" office:value-type="string">
            <text:p text:style-name="Table_20_Contents"><text:s text:c="14"/><text:span text:style-name="T1">4</text:span></text:p>
          </table:table-cell>
          <table:table-cell table:style-name="Tabla1.C5" office:value-type="string">
            <text:p text:style-name="P4">0.001599</text:p>
          </table:table-cell>
          <table:table-cell table:style-name="Tabla1.C5" office:value-type="string">
            <text:p text:style-name="P5">0.001622</text:p>
          </table:table-cell>
          <table:table-cell table:style-name="Tabla1.D5" office:value-type="string">
            <text:p text:style-name="P6">0.002303</text:p>
          </table:table-cell>
        </table:table-row>
      </table:table>
      <text:p text:style-name="P3"/>
      <text:p text:style-name="P11"/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16"/>
          </table:table-cell>
          <table:table-cell table:style-name="Tabla2.B1" table:number-columns-spanned="3" office:value-type="string">
            <text:p text:style-name="P15">Dimensión de matriz </text:p>
          </table:table-cell>
          <table:covered-table-cell/>
          <table:covered-table-cell/>
        </table:table-row>
        <table:table-row>
          <table:table-cell table:style-name="Tabla2.C5" office:value-type="string">
            <text:p text:style-name="P16">Thresds </text:p>
          </table:table-cell>
          <table:table-cell table:style-name="Tabla2.C5" office:value-type="string">
            <text:p text:style-name="P16">8 000 00<text:span text:style-name="T3">0</text:span>X8</text:p>
          </table:table-cell>
          <table:table-cell table:style-name="Tabla2.C5" office:value-type="string">
            <text:p text:style-name="P16">8 0<text:span text:style-name="T3">0</text:span>0<text:span text:style-name="T1">x</text:span>8 00<text:span text:style-name="T3">0</text:span></text:p>
          </table:table-cell>
          <table:table-cell table:style-name="Tabla2.D5" office:value-type="string">
            <text:p text:style-name="P15">8x80<text:span text:style-name="T2">0 </text:span>000<text:span text:style-name="T4">0</text:span></text:p>
          </table:table-cell>
        </table:table-row>
        <table:table-row>
          <table:table-cell table:style-name="Tabla2.C5" office:value-type="string">
            <text:p text:style-name="P17"><text:s text:c="14"/>1</text:p>
          </table:table-cell>
          <table:table-cell table:style-name="Tabla2.C5" office:value-type="string">
            <text:p text:style-name="P19">0.<text:span text:style-name="T3">300199</text:span></text:p>
          </table:table-cell>
          <table:table-cell table:style-name="Tabla2.C5" office:value-type="string">
            <text:p text:style-name="P24">0.286373</text:p>
          </table:table-cell>
          <table:table-cell table:style-name="Tabla2.D5" office:value-type="string">
            <text:p text:style-name="P24">0.175533</text:p>
          </table:table-cell>
        </table:table-row>
        <table:table-row>
          <table:table-cell table:style-name="Tabla2.C5" office:value-type="string">
            <text:p text:style-name="P23"><text:s text:c="14"/><text:span text:style-name="T1">2</text:span></text:p>
          </table:table-cell>
          <table:table-cell table:style-name="Tabla2.C5" office:value-type="string">
            <text:p text:style-name="P21">0.162779</text:p>
          </table:table-cell>
          <table:table-cell table:style-name="Tabla2.C5" office:value-type="string">
            <text:p text:style-name="P24">0.159211</text:p>
          </table:table-cell>
          <table:table-cell table:style-name="Tabla2.D5" office:value-type="string">
            <text:p text:style-name="P24">0.186148</text:p>
          </table:table-cell>
        </table:table-row>
        <table:table-row>
          <table:table-cell table:style-name="Tabla2.C5" office:value-type="string">
            <text:p text:style-name="P23"><text:s text:c="14"/><text:span text:style-name="T1">4</text:span></text:p>
          </table:table-cell>
          <table:table-cell table:style-name="Tabla2.C5" office:value-type="string">
            <text:p text:style-name="P21">0.167704</text:p>
          </table:table-cell>
          <table:table-cell table:style-name="Tabla2.C5" office:value-type="string">
            <text:p text:style-name="P24">0.159390</text:p>
          </table:table-cell>
          <table:table-cell table:style-name="Tabla2.D5" office:value-type="string">
            <text:p text:style-name="P24">0.229080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22:36:15.375782646</meta:creation-date>
    <dc:date>2017-10-17T08:36:04.345130681</dc:date>
    <meta:editing-duration>PT10M44S</meta:editing-duration>
    <meta:editing-cycles>2</meta:editing-cycles>
    <meta:generator>LibreOffice/5.1.6.2$Linux_X86_64 LibreOffice_project/10m0$Build-2</meta:generator>
    <meta:document-statistic meta:table-count="2" meta:image-count="0" meta:object-count="2" meta:page-count="1" meta:paragraph-count="42" meta:word-count="61" meta:character-count="561" meta:non-whitespace-character-count="3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ce4"/>
        <table:table-column table:style-name="co1" table:number-columns-repeated="4" table:default-cell-style-name="ce4"/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tiempo <text:s/>con 20000</text:p>
          </table:table-cell>
          <table:covered-table-cell table:style-name="ce3"/>
          <table:covered-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dd_even_sort </text:p>
          </table:table-cell>
          <table:table-cell office:value-type="float" office:value="0.567484" calcext:value-type="float">
            <text:p>0.567484</text:p>
          </table:table-cell>
          <table:table-cell office:value-type="float" office:value="0.329549" calcext:value-type="float">
            <text:p>0.329549</text:p>
          </table:table-cell>
          <table:table-cell office:value-type="float" office:value="0.305282" calcext:value-type="float">
            <text:p>0.305282</text:p>
          </table:table-cell>
          <table:table-cell office:value-type="float" office:value="0.284527" calcext:value-type="float">
            <text:p>0.284527</text:p>
          </table:table-cell>
        </table:table-row>
        <table:table-row table:style-name="ro1">
          <table:table-cell/>
          <table:table-cell office:value-type="string" calcext:value-type="string">
            <text:p>odd_even_sortV2</text:p>
          </table:table-cell>
          <table:table-cell office:value-type="float" office:value="0.564469" calcext:value-type="float">
            <text:p>0.564469</text:p>
          </table:table-cell>
          <table:table-cell table:number-columns-repeated="2" office:value-type="float" office:value="0.303081" calcext:value-type="float">
            <text:p>0.303081</text:p>
          </table:table-cell>
          <table:table-cell office:value-type="float" office:value="0.29631" calcext:value-type="float">
            <text:p>0.2963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22:44:26.9957773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tiempo <text:s/>con 20000</text:p>
          </table:table-cell>
          <table:covered-table-cell table:style-name="ce3"/>
          <table:covered-table-cell table:number-columns-repeated="3" table:style-name="ce4"/>
        </table:table-row>
        <table:table-row table:style-name="ro1">
          <table:table-cell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4" office:value-type="string" calcext:value-type="string">
            <text:p>odd_even_sort </text:p>
          </table:table-cell>
          <table:table-cell table:style-name="ce4" office:value-type="float" office:value="0.547468" calcext:value-type="float">
            <text:p>0.547468</text:p>
          </table:table-cell>
          <table:table-cell table:style-name="ce4" office:value-type="float" office:value="0.300047" calcext:value-type="float">
            <text:p>0.300047</text:p>
          </table:table-cell>
          <table:table-cell table:style-name="ce4" office:value-type="float" office:value="0.329675" calcext:value-type="float">
            <text:p>0.329675</text:p>
          </table:table-cell>
          <table:table-cell table:style-name="ce4" office:value-type="float" office:value="0.273429" calcext:value-type="float">
            <text:p>0.273429</text:p>
          </table:table-cell>
        </table:table-row>
        <table:table-row table:style-name="ro1">
          <table:table-cell/>
          <table:table-cell table:style-name="ce4" office:value-type="string" calcext:value-type="string">
            <text:p>odd_even_sortV2</text:p>
          </table:table-cell>
          <table:table-cell table:style-name="ce4" office:value-type="float" office:value="0.542772" calcext:value-type="float">
            <text:p>0.542772</text:p>
          </table:table-cell>
          <table:table-cell table:style-name="ce4" office:value-type="float" office:value="0.290188" calcext:value-type="float">
            <text:p>0.290188</text:p>
          </table:table-cell>
          <table:table-cell table:style-name="ce4" office:value-type="float" office:value="0.323697" calcext:value-type="float">
            <text:p>0.323697</text:p>
          </table:table-cell>
          <table:table-cell table:style-name="ce4" office:value-type="float" office:value="0.257488" calcext:value-type="float">
            <text:p>0.257488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22:45:30.5127719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